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table:number-columns-repeated="2"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Default" office:value-type="float" office:value="255">
            <text:p>25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style-name="ce1" office:value-type="string">
            <text:p>County Code</text:p>
          </table:table-cell>
          <table:table-cell table:style-name="ce1" office:value-type="string">
            <text:p>County Name</text:p>
          </table:table-cell>
          <table:table-cell table:style-name="Default" table:formula="of:=&quot;INSERT INTO dqa_code_received (code_id, code_label, profile_id, table_id, received_value, code_value, code_status, received_count) VALUES &quot;" office:value-type="string" office:string-value="INSERT INTO dqa_code_received (code_id, code_label, profile_id, table_id, received_value, code_value, code_status, received_count) VALUES ">
            <text:p>INSERT INTO dqa_code_received (code_id, code_label, profile_id, table_id, received_value, code_value, code_status, received_count) VALUES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cona</text:p>
          </table:table-cell>
          <table:table-cell table:formula="of:=[.C$3]&amp;&quot;(dqa_code_id_sequence.NEXTVAL, '&quot;&amp;[.B4]&amp;&quot;', &quot;&amp;[.C$2]&amp;&quot;, 3, '&quot;&amp;[.A4]&amp;&quot;', '&quot;&amp;[.A4]&amp;&quot;', 'V', 0);&quot;" office:value-type="string" office:string-value="INSERT INTO dqa_code_received (code_id, code_label, profile_id, table_id, received_value, code_value, code_status, received_count) VALUES (dqa_code_id_sequence.NEXTVAL, 'Alcona', 255, 3, '1', '1', 'V', 0);">
            <text:p>INSERT INTO dqa_code_received (code_id, code_label, profile_id, table_id, received_value, code_value, code_status, received_count) VALUES (dqa_code_id_sequence.NEXTVAL, 'Alcona', 255, 3, '1', '1', 'V', 0)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ger</text:p>
          </table:table-cell>
          <table:table-cell table:formula="of:=[.C$3]&amp;&quot;(dqa_code_id_sequence.NEXTVAL, '&quot;&amp;[.B5]&amp;&quot;', &quot;&amp;[.C$2]&amp;&quot;, 3, '&quot;&amp;[.A5]&amp;&quot;', '&quot;&amp;[.A5]&amp;&quot;', 'V', 0);&quot;" office:value-type="string" office:string-value="INSERT INTO dqa_code_received (code_id, code_label, profile_id, table_id, received_value, code_value, code_status, received_count) VALUES (dqa_code_id_sequence.NEXTVAL, 'Alger', 255, 3, '2', '2', 'V', 0);">
            <text:p>INSERT INTO dqa_code_received (code_id, code_label, profile_id, table_id, received_value, code_value, code_status, received_count) VALUES (dqa_code_id_sequence.NEXTVAL, 'Alger', 255, 3, '2', '2', 'V', 0);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egan</text:p>
          </table:table-cell>
          <table:table-cell table:formula="of:=[.C$3]&amp;&quot;(dqa_code_id_sequence.NEXTVAL, '&quot;&amp;[.B6]&amp;&quot;', &quot;&amp;[.C$2]&amp;&quot;, 3, '&quot;&amp;[.A6]&amp;&quot;', '&quot;&amp;[.A6]&amp;&quot;', 'V', 0);&quot;" office:value-type="string" office:string-value="INSERT INTO dqa_code_received (code_id, code_label, profile_id, table_id, received_value, code_value, code_status, received_count) VALUES (dqa_code_id_sequence.NEXTVAL, 'Allegan', 255, 3, '3', '3', 'V', 0);">
            <text:p>INSERT INTO dqa_code_received (code_id, code_label, profile_id, table_id, received_value, code_value, code_status, received_count) VALUES (dqa_code_id_sequence.NEXTVAL, 'Allegan', 255, 3, '3', '3', 'V', 0);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pena</text:p>
          </table:table-cell>
          <table:table-cell table:formula="of:=[.C$3]&amp;&quot;(dqa_code_id_sequence.NEXTVAL, '&quot;&amp;[.B7]&amp;&quot;', &quot;&amp;[.C$2]&amp;&quot;, 3, '&quot;&amp;[.A7]&amp;&quot;', '&quot;&amp;[.A7]&amp;&quot;', 'V', 0);&quot;" office:value-type="string" office:string-value="INSERT INTO dqa_code_received (code_id, code_label, profile_id, table_id, received_value, code_value, code_status, received_count) VALUES (dqa_code_id_sequence.NEXTVAL, 'Alpena', 255, 3, '4', '4', 'V', 0);">
            <text:p>INSERT INTO dqa_code_received (code_id, code_label, profile_id, table_id, received_value, code_value, code_status, received_count) VALUES (dqa_code_id_sequence.NEXTVAL, 'Alpena', 255, 3, '4', '4', 'V', 0);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trim</text:p>
          </table:table-cell>
          <table:table-cell table:formula="of:=[.C$3]&amp;&quot;(dqa_code_id_sequence.NEXTVAL, '&quot;&amp;[.B8]&amp;&quot;', &quot;&amp;[.C$2]&amp;&quot;, 3, '&quot;&amp;[.A8]&amp;&quot;', '&quot;&amp;[.A8]&amp;&quot;', 'V', 0);&quot;" office:value-type="string" office:string-value="INSERT INTO dqa_code_received (code_id, code_label, profile_id, table_id, received_value, code_value, code_status, received_count) VALUES (dqa_code_id_sequence.NEXTVAL, 'Antrim', 255, 3, '5', '5', 'V', 0);">
            <text:p>INSERT INTO dqa_code_received (code_id, code_label, profile_id, table_id, received_value, code_value, code_status, received_count) VALUES (dqa_code_id_sequence.NEXTVAL, 'Antrim', 255, 3, '5', '5', 'V', 0);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enac</text:p>
          </table:table-cell>
          <table:table-cell table:formula="of:=[.C$3]&amp;&quot;(dqa_code_id_sequence.NEXTVAL, '&quot;&amp;[.B9]&amp;&quot;', &quot;&amp;[.C$2]&amp;&quot;, 3, '&quot;&amp;[.A9]&amp;&quot;', '&quot;&amp;[.A9]&amp;&quot;', 'V', 0);&quot;" office:value-type="string" office:string-value="INSERT INTO dqa_code_received (code_id, code_label, profile_id, table_id, received_value, code_value, code_status, received_count) VALUES (dqa_code_id_sequence.NEXTVAL, 'Arenac', 255, 3, '6', '6', 'V', 0);">
            <text:p>INSERT INTO dqa_code_received (code_id, code_label, profile_id, table_id, received_value, code_value, code_status, received_count) VALUES (dqa_code_id_sequence.NEXTVAL, 'Arenac', 255, 3, '6', '6', 'V', 0);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raga</text:p>
          </table:table-cell>
          <table:table-cell table:formula="of:=[.C$3]&amp;&quot;(dqa_code_id_sequence.NEXTVAL, '&quot;&amp;[.B10]&amp;&quot;', &quot;&amp;[.C$2]&amp;&quot;, 3, '&quot;&amp;[.A10]&amp;&quot;', '&quot;&amp;[.A10]&amp;&quot;', 'V', 0);&quot;" office:value-type="string" office:string-value="INSERT INTO dqa_code_received (code_id, code_label, profile_id, table_id, received_value, code_value, code_status, received_count) VALUES (dqa_code_id_sequence.NEXTVAL, 'Baraga', 255, 3, '7', '7', 'V', 0);">
            <text:p>INSERT INTO dqa_code_received (code_id, code_label, profile_id, table_id, received_value, code_value, code_status, received_count) VALUES (dqa_code_id_sequence.NEXTVAL, 'Baraga', 255, 3, '7', '7', 'V', 0);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ry</text:p>
          </table:table-cell>
          <table:table-cell table:formula="of:=[.C$3]&amp;&quot;(dqa_code_id_sequence.NEXTVAL, '&quot;&amp;[.B11]&amp;&quot;', &quot;&amp;[.C$2]&amp;&quot;, 3, '&quot;&amp;[.A11]&amp;&quot;', '&quot;&amp;[.A11]&amp;&quot;', 'V', 0);&quot;" office:value-type="string" office:string-value="INSERT INTO dqa_code_received (code_id, code_label, profile_id, table_id, received_value, code_value, code_status, received_count) VALUES (dqa_code_id_sequence.NEXTVAL, 'Barry', 255, 3, '8', '8', 'V', 0);">
            <text:p>INSERT INTO dqa_code_received (code_id, code_label, profile_id, table_id, received_value, code_value, code_status, received_count) VALUES (dqa_code_id_sequence.NEXTVAL, 'Barry', 255, 3, '8', '8', 'V', 0);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y</text:p>
          </table:table-cell>
          <table:table-cell table:formula="of:=[.C$3]&amp;&quot;(dqa_code_id_sequence.NEXTVAL, '&quot;&amp;[.B12]&amp;&quot;', &quot;&amp;[.C$2]&amp;&quot;, 3, '&quot;&amp;[.A12]&amp;&quot;', '&quot;&amp;[.A12]&amp;&quot;', 'V', 0);&quot;" office:value-type="string" office:string-value="INSERT INTO dqa_code_received (code_id, code_label, profile_id, table_id, received_value, code_value, code_status, received_count) VALUES (dqa_code_id_sequence.NEXTVAL, 'Bay', 255, 3, '9', '9', 'V', 0);">
            <text:p>INSERT INTO dqa_code_received (code_id, code_label, profile_id, table_id, received_value, code_value, code_status, received_count) VALUES (dqa_code_id_sequence.NEXTVAL, 'Bay', 255, 3, '9', '9', 'V', 0);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nzie</text:p>
          </table:table-cell>
          <table:table-cell table:formula="of:=[.C$3]&amp;&quot;(dqa_code_id_sequence.NEXTVAL, '&quot;&amp;[.B13]&amp;&quot;', &quot;&amp;[.C$2]&amp;&quot;, 3, '&quot;&amp;[.A13]&amp;&quot;', '&quot;&amp;[.A13]&amp;&quot;', 'V', 0);&quot;" office:value-type="string" office:string-value="INSERT INTO dqa_code_received (code_id, code_label, profile_id, table_id, received_value, code_value, code_status, received_count) VALUES (dqa_code_id_sequence.NEXTVAL, 'Benzie', 255, 3, '10', '10', 'V', 0);">
            <text:p>INSERT INTO dqa_code_received (code_id, code_label, profile_id, table_id, received_value, code_value, code_status, received_count) VALUES (dqa_code_id_sequence.NEXTVAL, 'Benzie', 255, 3, '10', '10', 'V', 0);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rrien</text:p>
          </table:table-cell>
          <table:table-cell table:formula="of:=[.C$3]&amp;&quot;(dqa_code_id_sequence.NEXTVAL, '&quot;&amp;[.B14]&amp;&quot;', &quot;&amp;[.C$2]&amp;&quot;, 3, '&quot;&amp;[.A14]&amp;&quot;', '&quot;&amp;[.A14]&amp;&quot;', 'V', 0);&quot;" office:value-type="string" office:string-value="INSERT INTO dqa_code_received (code_id, code_label, profile_id, table_id, received_value, code_value, code_status, received_count) VALUES (dqa_code_id_sequence.NEXTVAL, 'Berrien', 255, 3, '11', '11', 'V', 0);">
            <text:p>INSERT INTO dqa_code_received (code_id, code_label, profile_id, table_id, received_value, code_value, code_status, received_count) VALUES (dqa_code_id_sequence.NEXTVAL, 'Berrien', 255, 3, '11', '11', 'V', 0);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anch</text:p>
          </table:table-cell>
          <table:table-cell table:formula="of:=[.C$3]&amp;&quot;(dqa_code_id_sequence.NEXTVAL, '&quot;&amp;[.B15]&amp;&quot;', &quot;&amp;[.C$2]&amp;&quot;, 3, '&quot;&amp;[.A15]&amp;&quot;', '&quot;&amp;[.A15]&amp;&quot;', 'V', 0);&quot;" office:value-type="string" office:string-value="INSERT INTO dqa_code_received (code_id, code_label, profile_id, table_id, received_value, code_value, code_status, received_count) VALUES (dqa_code_id_sequence.NEXTVAL, 'Branch', 255, 3, '12', '12', 'V', 0);">
            <text:p>INSERT INTO dqa_code_received (code_id, code_label, profile_id, table_id, received_value, code_value, code_status, received_count) VALUES (dqa_code_id_sequence.NEXTVAL, 'Branch', 255, 3, '12', '12', 'V', 0);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lhoun</text:p>
          </table:table-cell>
          <table:table-cell table:formula="of:=[.C$3]&amp;&quot;(dqa_code_id_sequence.NEXTVAL, '&quot;&amp;[.B16]&amp;&quot;', &quot;&amp;[.C$2]&amp;&quot;, 3, '&quot;&amp;[.A16]&amp;&quot;', '&quot;&amp;[.A16]&amp;&quot;', 'V', 0);&quot;" office:value-type="string" office:string-value="INSERT INTO dqa_code_received (code_id, code_label, profile_id, table_id, received_value, code_value, code_status, received_count) VALUES (dqa_code_id_sequence.NEXTVAL, 'Calhoun', 255, 3, '13', '13', 'V', 0);">
            <text:p>INSERT INTO dqa_code_received (code_id, code_label, profile_id, table_id, received_value, code_value, code_status, received_count) VALUES (dqa_code_id_sequence.NEXTVAL, 'Calhoun', 255, 3, '13', '13', 'V', 0);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ss</text:p>
          </table:table-cell>
          <table:table-cell table:formula="of:=[.C$3]&amp;&quot;(dqa_code_id_sequence.NEXTVAL, '&quot;&amp;[.B17]&amp;&quot;', &quot;&amp;[.C$2]&amp;&quot;, 3, '&quot;&amp;[.A17]&amp;&quot;', '&quot;&amp;[.A17]&amp;&quot;', 'V', 0);&quot;" office:value-type="string" office:string-value="INSERT INTO dqa_code_received (code_id, code_label, profile_id, table_id, received_value, code_value, code_status, received_count) VALUES (dqa_code_id_sequence.NEXTVAL, 'Cass', 255, 3, '14', '14', 'V', 0);">
            <text:p>INSERT INTO dqa_code_received (code_id, code_label, profile_id, table_id, received_value, code_value, code_status, received_count) VALUES (dqa_code_id_sequence.NEXTVAL, 'Cass', 255, 3, '14', '14', 'V', 0);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rlevoix</text:p>
          </table:table-cell>
          <table:table-cell table:formula="of:=[.C$3]&amp;&quot;(dqa_code_id_sequence.NEXTVAL, '&quot;&amp;[.B18]&amp;&quot;', &quot;&amp;[.C$2]&amp;&quot;, 3, '&quot;&amp;[.A18]&amp;&quot;', '&quot;&amp;[.A18]&amp;&quot;', 'V', 0);&quot;" office:value-type="string" office:string-value="INSERT INTO dqa_code_received (code_id, code_label, profile_id, table_id, received_value, code_value, code_status, received_count) VALUES (dqa_code_id_sequence.NEXTVAL, 'Charlevoix', 255, 3, '15', '15', 'V', 0);">
            <text:p>INSERT INTO dqa_code_received (code_id, code_label, profile_id, table_id, received_value, code_value, code_status, received_count) VALUES (dqa_code_id_sequence.NEXTVAL, 'Charlevoix', 255, 3, '15', '15', 'V', 0);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eboygan</text:p>
          </table:table-cell>
          <table:table-cell table:formula="of:=[.C$3]&amp;&quot;(dqa_code_id_sequence.NEXTVAL, '&quot;&amp;[.B19]&amp;&quot;', &quot;&amp;[.C$2]&amp;&quot;, 3, '&quot;&amp;[.A19]&amp;&quot;', '&quot;&amp;[.A19]&amp;&quot;', 'V', 0);&quot;" office:value-type="string" office:string-value="INSERT INTO dqa_code_received (code_id, code_label, profile_id, table_id, received_value, code_value, code_status, received_count) VALUES (dqa_code_id_sequence.NEXTVAL, 'Cheboygan', 255, 3, '16', '16', 'V', 0);">
            <text:p>INSERT INTO dqa_code_received (code_id, code_label, profile_id, table_id, received_value, code_value, code_status, received_count) VALUES (dqa_code_id_sequence.NEXTVAL, 'Cheboygan', 255, 3, '16', '16', 'V', 0);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ippewa</text:p>
          </table:table-cell>
          <table:table-cell table:formula="of:=[.C$3]&amp;&quot;(dqa_code_id_sequence.NEXTVAL, '&quot;&amp;[.B20]&amp;&quot;', &quot;&amp;[.C$2]&amp;&quot;, 3, '&quot;&amp;[.A20]&amp;&quot;', '&quot;&amp;[.A20]&amp;&quot;', 'V', 0);&quot;" office:value-type="string" office:string-value="INSERT INTO dqa_code_received (code_id, code_label, profile_id, table_id, received_value, code_value, code_status, received_count) VALUES (dqa_code_id_sequence.NEXTVAL, 'Chippewa', 255, 3, '17', '17', 'V', 0);">
            <text:p>INSERT INTO dqa_code_received (code_id, code_label, profile_id, table_id, received_value, code_value, code_status, received_count) VALUES (dqa_code_id_sequence.NEXTVAL, 'Chippewa', 255, 3, '17', '17', 'V', 0);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lare</text:p>
          </table:table-cell>
          <table:table-cell table:formula="of:=[.C$3]&amp;&quot;(dqa_code_id_sequence.NEXTVAL, '&quot;&amp;[.B21]&amp;&quot;', &quot;&amp;[.C$2]&amp;&quot;, 3, '&quot;&amp;[.A21]&amp;&quot;', '&quot;&amp;[.A21]&amp;&quot;', 'V', 0);&quot;" office:value-type="string" office:string-value="INSERT INTO dqa_code_received (code_id, code_label, profile_id, table_id, received_value, code_value, code_status, received_count) VALUES (dqa_code_id_sequence.NEXTVAL, 'Clare', 255, 3, '18', '18', 'V', 0);">
            <text:p>INSERT INTO dqa_code_received (code_id, code_label, profile_id, table_id, received_value, code_value, code_status, received_count) VALUES (dqa_code_id_sequence.NEXTVAL, 'Clare', 255, 3, '18', '18', 'V', 0);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linton</text:p>
          </table:table-cell>
          <table:table-cell table:formula="of:=[.C$3]&amp;&quot;(dqa_code_id_sequence.NEXTVAL, '&quot;&amp;[.B22]&amp;&quot;', &quot;&amp;[.C$2]&amp;&quot;, 3, '&quot;&amp;[.A22]&amp;&quot;', '&quot;&amp;[.A22]&amp;&quot;', 'V', 0);&quot;" office:value-type="string" office:string-value="INSERT INTO dqa_code_received (code_id, code_label, profile_id, table_id, received_value, code_value, code_status, received_count) VALUES (dqa_code_id_sequence.NEXTVAL, 'Clinton', 255, 3, '19', '19', 'V', 0);">
            <text:p>INSERT INTO dqa_code_received (code_id, code_label, profile_id, table_id, received_value, code_value, code_status, received_count) VALUES (dqa_code_id_sequence.NEXTVAL, 'Clinton', 255, 3, '19', '19', 'V', 0);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rawford</text:p>
          </table:table-cell>
          <table:table-cell table:formula="of:=[.C$3]&amp;&quot;(dqa_code_id_sequence.NEXTVAL, '&quot;&amp;[.B23]&amp;&quot;', &quot;&amp;[.C$2]&amp;&quot;, 3, '&quot;&amp;[.A23]&amp;&quot;', '&quot;&amp;[.A23]&amp;&quot;', 'V', 0);&quot;" office:value-type="string" office:string-value="INSERT INTO dqa_code_received (code_id, code_label, profile_id, table_id, received_value, code_value, code_status, received_count) VALUES (dqa_code_id_sequence.NEXTVAL, 'Crawford', 255, 3, '20', '20', 'V', 0);">
            <text:p>INSERT INTO dqa_code_received (code_id, code_label, profile_id, table_id, received_value, code_value, code_status, received_count) VALUES (dqa_code_id_sequence.NEXTVAL, 'Crawford', 255, 3, '20', '20', 'V', 0);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lta</text:p>
          </table:table-cell>
          <table:table-cell table:formula="of:=[.C$3]&amp;&quot;(dqa_code_id_sequence.NEXTVAL, '&quot;&amp;[.B24]&amp;&quot;', &quot;&amp;[.C$2]&amp;&quot;, 3, '&quot;&amp;[.A24]&amp;&quot;', '&quot;&amp;[.A24]&amp;&quot;', 'V', 0);&quot;" office:value-type="string" office:string-value="INSERT INTO dqa_code_received (code_id, code_label, profile_id, table_id, received_value, code_value, code_status, received_count) VALUES (dqa_code_id_sequence.NEXTVAL, 'Delta', 255, 3, '21', '21', 'V', 0);">
            <text:p>INSERT INTO dqa_code_received (code_id, code_label, profile_id, table_id, received_value, code_value, code_status, received_count) VALUES (dqa_code_id_sequence.NEXTVAL, 'Delta', 255, 3, '21', '21', 'V', 0);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ickinson</text:p>
          </table:table-cell>
          <table:table-cell table:formula="of:=[.C$3]&amp;&quot;(dqa_code_id_sequence.NEXTVAL, '&quot;&amp;[.B25]&amp;&quot;', &quot;&amp;[.C$2]&amp;&quot;, 3, '&quot;&amp;[.A25]&amp;&quot;', '&quot;&amp;[.A25]&amp;&quot;', 'V', 0);&quot;" office:value-type="string" office:string-value="INSERT INTO dqa_code_received (code_id, code_label, profile_id, table_id, received_value, code_value, code_status, received_count) VALUES (dqa_code_id_sequence.NEXTVAL, 'Dickinson', 255, 3, '22', '22', 'V', 0);">
            <text:p>INSERT INTO dqa_code_received (code_id, code_label, profile_id, table_id, received_value, code_value, code_status, received_count) VALUES (dqa_code_id_sequence.NEXTVAL, 'Dickinson', 255, 3, '22', '22', 'V', 0);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aton</text:p>
          </table:table-cell>
          <table:table-cell table:formula="of:=[.C$3]&amp;&quot;(dqa_code_id_sequence.NEXTVAL, '&quot;&amp;[.B26]&amp;&quot;', &quot;&amp;[.C$2]&amp;&quot;, 3, '&quot;&amp;[.A26]&amp;&quot;', '&quot;&amp;[.A26]&amp;&quot;', 'V', 0);&quot;" office:value-type="string" office:string-value="INSERT INTO dqa_code_received (code_id, code_label, profile_id, table_id, received_value, code_value, code_status, received_count) VALUES (dqa_code_id_sequence.NEXTVAL, 'Eaton', 255, 3, '23', '23', 'V', 0);">
            <text:p>INSERT INTO dqa_code_received (code_id, code_label, profile_id, table_id, received_value, code_value, code_status, received_count) VALUES (dqa_code_id_sequence.NEXTVAL, 'Eaton', 255, 3, '23', '23', 'V', 0);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mmet</text:p>
          </table:table-cell>
          <table:table-cell table:formula="of:=[.C$3]&amp;&quot;(dqa_code_id_sequence.NEXTVAL, '&quot;&amp;[.B27]&amp;&quot;', &quot;&amp;[.C$2]&amp;&quot;, 3, '&quot;&amp;[.A27]&amp;&quot;', '&quot;&amp;[.A27]&amp;&quot;', 'V', 0);&quot;" office:value-type="string" office:string-value="INSERT INTO dqa_code_received (code_id, code_label, profile_id, table_id, received_value, code_value, code_status, received_count) VALUES (dqa_code_id_sequence.NEXTVAL, 'Emmet', 255, 3, '24', '24', 'V', 0);">
            <text:p>INSERT INTO dqa_code_received (code_id, code_label, profile_id, table_id, received_value, code_value, code_status, received_count) VALUES (dqa_code_id_sequence.NEXTVAL, 'Emmet', 255, 3, '24', '24', 'V', 0);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enesee</text:p>
          </table:table-cell>
          <table:table-cell table:formula="of:=[.C$3]&amp;&quot;(dqa_code_id_sequence.NEXTVAL, '&quot;&amp;[.B28]&amp;&quot;', &quot;&amp;[.C$2]&amp;&quot;, 3, '&quot;&amp;[.A28]&amp;&quot;', '&quot;&amp;[.A28]&amp;&quot;', 'V', 0);&quot;" office:value-type="string" office:string-value="INSERT INTO dqa_code_received (code_id, code_label, profile_id, table_id, received_value, code_value, code_status, received_count) VALUES (dqa_code_id_sequence.NEXTVAL, 'Genesee', 255, 3, '25', '25', 'V', 0);">
            <text:p>INSERT INTO dqa_code_received (code_id, code_label, profile_id, table_id, received_value, code_value, code_status, received_count) VALUES (dqa_code_id_sequence.NEXTVAL, 'Genesee', 255, 3, '25', '25', 'V', 0);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ladwin</text:p>
          </table:table-cell>
          <table:table-cell table:formula="of:=[.C$3]&amp;&quot;(dqa_code_id_sequence.NEXTVAL, '&quot;&amp;[.B29]&amp;&quot;', &quot;&amp;[.C$2]&amp;&quot;, 3, '&quot;&amp;[.A29]&amp;&quot;', '&quot;&amp;[.A29]&amp;&quot;', 'V', 0);&quot;" office:value-type="string" office:string-value="INSERT INTO dqa_code_received (code_id, code_label, profile_id, table_id, received_value, code_value, code_status, received_count) VALUES (dqa_code_id_sequence.NEXTVAL, 'Gladwin', 255, 3, '26', '26', 'V', 0);">
            <text:p>INSERT INTO dqa_code_received (code_id, code_label, profile_id, table_id, received_value, code_value, code_status, received_count) VALUES (dqa_code_id_sequence.NEXTVAL, 'Gladwin', 255, 3, '26', '26', 'V', 0);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ogebic</text:p>
          </table:table-cell>
          <table:table-cell table:formula="of:=[.C$3]&amp;&quot;(dqa_code_id_sequence.NEXTVAL, '&quot;&amp;[.B30]&amp;&quot;', &quot;&amp;[.C$2]&amp;&quot;, 3, '&quot;&amp;[.A30]&amp;&quot;', '&quot;&amp;[.A30]&amp;&quot;', 'V', 0);&quot;" office:value-type="string" office:string-value="INSERT INTO dqa_code_received (code_id, code_label, profile_id, table_id, received_value, code_value, code_status, received_count) VALUES (dqa_code_id_sequence.NEXTVAL, 'Gogebic', 255, 3, '27', '27', 'V', 0);">
            <text:p>INSERT INTO dqa_code_received (code_id, code_label, profile_id, table_id, received_value, code_value, code_status, received_count) VALUES (dqa_code_id_sequence.NEXTVAL, 'Gogebic', 255, 3, '27', '27', 'V', 0);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d. Traverse</text:p>
          </table:table-cell>
          <table:table-cell table:formula="of:=[.C$3]&amp;&quot;(dqa_code_id_sequence.NEXTVAL, '&quot;&amp;[.B31]&amp;&quot;', &quot;&amp;[.C$2]&amp;&quot;, 3, '&quot;&amp;[.A31]&amp;&quot;', '&quot;&amp;[.A31]&amp;&quot;', 'V', 0);&quot;" office:value-type="string" office:string-value="INSERT INTO dqa_code_received (code_id, code_label, profile_id, table_id, received_value, code_value, code_status, received_count) VALUES (dqa_code_id_sequence.NEXTVAL, 'Gd. Traverse', 255, 3, '28', '28', 'V', 0);">
            <text:p>INSERT INTO dqa_code_received (code_id, code_label, profile_id, table_id, received_value, code_value, code_status, received_count) VALUES (dqa_code_id_sequence.NEXTVAL, 'Gd. Traverse', 255, 3, '28', '28', 'V', 0);</text:p>
          </table:table-cell>
          <table:table-cell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Gratiot</text:p>
          </table:table-cell>
          <table:table-cell table:formula="of:=[.C$3]&amp;&quot;(dqa_code_id_sequence.NEXTVAL, '&quot;&amp;[.B32]&amp;&quot;', &quot;&amp;[.C$2]&amp;&quot;, 3, '&quot;&amp;[.A32]&amp;&quot;', '&quot;&amp;[.A32]&amp;&quot;', 'V', 0);&quot;" office:value-type="string" office:string-value="INSERT INTO dqa_code_received (code_id, code_label, profile_id, table_id, received_value, code_value, code_status, received_count) VALUES (dqa_code_id_sequence.NEXTVAL, 'Gratiot', 255, 3, '29', '29', 'V', 0);">
            <text:p>INSERT INTO dqa_code_received (code_id, code_label, profile_id, table_id, received_value, code_value, code_status, received_count) VALUES (dqa_code_id_sequence.NEXTVAL, 'Gratiot', 255, 3, '29', '29', 'V', 0);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illsdale</text:p>
          </table:table-cell>
          <table:table-cell table:formula="of:=[.C$3]&amp;&quot;(dqa_code_id_sequence.NEXTVAL, '&quot;&amp;[.B33]&amp;&quot;', &quot;&amp;[.C$2]&amp;&quot;, 3, '&quot;&amp;[.A33]&amp;&quot;', '&quot;&amp;[.A33]&amp;&quot;', 'V', 0);&quot;" office:value-type="string" office:string-value="INSERT INTO dqa_code_received (code_id, code_label, profile_id, table_id, received_value, code_value, code_status, received_count) VALUES (dqa_code_id_sequence.NEXTVAL, 'Hillsdale', 255, 3, '30', '30', 'V', 0);">
            <text:p>INSERT INTO dqa_code_received (code_id, code_label, profile_id, table_id, received_value, code_value, code_status, received_count) VALUES (dqa_code_id_sequence.NEXTVAL, 'Hillsdale', 255, 3, '30', '30', 'V', 0);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ughton</text:p>
          </table:table-cell>
          <table:table-cell table:formula="of:=[.C$3]&amp;&quot;(dqa_code_id_sequence.NEXTVAL, '&quot;&amp;[.B34]&amp;&quot;', &quot;&amp;[.C$2]&amp;&quot;, 3, '&quot;&amp;[.A34]&amp;&quot;', '&quot;&amp;[.A34]&amp;&quot;', 'V', 0);&quot;" office:value-type="string" office:string-value="INSERT INTO dqa_code_received (code_id, code_label, profile_id, table_id, received_value, code_value, code_status, received_count) VALUES (dqa_code_id_sequence.NEXTVAL, 'Houghton', 255, 3, '31', '31', 'V', 0);">
            <text:p>INSERT INTO dqa_code_received (code_id, code_label, profile_id, table_id, received_value, code_value, code_status, received_count) VALUES (dqa_code_id_sequence.NEXTVAL, 'Houghton', 255, 3, '31', '31', 'V', 0);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uron</text:p>
          </table:table-cell>
          <table:table-cell table:formula="of:=[.C$3]&amp;&quot;(dqa_code_id_sequence.NEXTVAL, '&quot;&amp;[.B35]&amp;&quot;', &quot;&amp;[.C$2]&amp;&quot;, 3, '&quot;&amp;[.A35]&amp;&quot;', '&quot;&amp;[.A35]&amp;&quot;', 'V', 0);&quot;" office:value-type="string" office:string-value="INSERT INTO dqa_code_received (code_id, code_label, profile_id, table_id, received_value, code_value, code_status, received_count) VALUES (dqa_code_id_sequence.NEXTVAL, 'Huron', 255, 3, '32', '32', 'V', 0);">
            <text:p>INSERT INTO dqa_code_received (code_id, code_label, profile_id, table_id, received_value, code_value, code_status, received_count) VALUES (dqa_code_id_sequence.NEXTVAL, 'Huron', 255, 3, '32', '32', 'V', 0);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ham</text:p>
          </table:table-cell>
          <table:table-cell table:formula="of:=[.C$3]&amp;&quot;(dqa_code_id_sequence.NEXTVAL, '&quot;&amp;[.B36]&amp;&quot;', &quot;&amp;[.C$2]&amp;&quot;, 3, '&quot;&amp;[.A36]&amp;&quot;', '&quot;&amp;[.A36]&amp;&quot;', 'V', 0);&quot;" office:value-type="string" office:string-value="INSERT INTO dqa_code_received (code_id, code_label, profile_id, table_id, received_value, code_value, code_status, received_count) VALUES (dqa_code_id_sequence.NEXTVAL, 'Ingham', 255, 3, '33', '33', 'V', 0);">
            <text:p>INSERT INTO dqa_code_received (code_id, code_label, profile_id, table_id, received_value, code_value, code_status, received_count) VALUES (dqa_code_id_sequence.NEXTVAL, 'Ingham', 255, 3, '33', '33', 'V', 0);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onia</text:p>
          </table:table-cell>
          <table:table-cell table:formula="of:=[.C$3]&amp;&quot;(dqa_code_id_sequence.NEXTVAL, '&quot;&amp;[.B37]&amp;&quot;', &quot;&amp;[.C$2]&amp;&quot;, 3, '&quot;&amp;[.A37]&amp;&quot;', '&quot;&amp;[.A37]&amp;&quot;', 'V', 0);&quot;" office:value-type="string" office:string-value="INSERT INTO dqa_code_received (code_id, code_label, profile_id, table_id, received_value, code_value, code_status, received_count) VALUES (dqa_code_id_sequence.NEXTVAL, 'Ionia', 255, 3, '34', '34', 'V', 0);">
            <text:p>INSERT INTO dqa_code_received (code_id, code_label, profile_id, table_id, received_value, code_value, code_status, received_count) VALUES (dqa_code_id_sequence.NEXTVAL, 'Ionia', 255, 3, '34', '34', 'V', 0);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osco</text:p>
          </table:table-cell>
          <table:table-cell table:formula="of:=[.C$3]&amp;&quot;(dqa_code_id_sequence.NEXTVAL, '&quot;&amp;[.B38]&amp;&quot;', &quot;&amp;[.C$2]&amp;&quot;, 3, '&quot;&amp;[.A38]&amp;&quot;', '&quot;&amp;[.A38]&amp;&quot;', 'V', 0);&quot;" office:value-type="string" office:string-value="INSERT INTO dqa_code_received (code_id, code_label, profile_id, table_id, received_value, code_value, code_status, received_count) VALUES (dqa_code_id_sequence.NEXTVAL, 'Iosco', 255, 3, '35', '35', 'V', 0);">
            <text:p>INSERT INTO dqa_code_received (code_id, code_label, profile_id, table_id, received_value, code_value, code_status, received_count) VALUES (dqa_code_id_sequence.NEXTVAL, 'Iosco', 255, 3, '35', '35', 'V', 0);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ron</text:p>
          </table:table-cell>
          <table:table-cell table:formula="of:=[.C$3]&amp;&quot;(dqa_code_id_sequence.NEXTVAL, '&quot;&amp;[.B39]&amp;&quot;', &quot;&amp;[.C$2]&amp;&quot;, 3, '&quot;&amp;[.A39]&amp;&quot;', '&quot;&amp;[.A39]&amp;&quot;', 'V', 0);&quot;" office:value-type="string" office:string-value="INSERT INTO dqa_code_received (code_id, code_label, profile_id, table_id, received_value, code_value, code_status, received_count) VALUES (dqa_code_id_sequence.NEXTVAL, 'Iron', 255, 3, '36', '36', 'V', 0);">
            <text:p>INSERT INTO dqa_code_received (code_id, code_label, profile_id, table_id, received_value, code_value, code_status, received_count) VALUES (dqa_code_id_sequence.NEXTVAL, 'Iron', 255, 3, '36', '36', 'V', 0);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sabella</text:p>
          </table:table-cell>
          <table:table-cell table:formula="of:=[.C$3]&amp;&quot;(dqa_code_id_sequence.NEXTVAL, '&quot;&amp;[.B40]&amp;&quot;', &quot;&amp;[.C$2]&amp;&quot;, 3, '&quot;&amp;[.A40]&amp;&quot;', '&quot;&amp;[.A40]&amp;&quot;', 'V', 0);&quot;" office:value-type="string" office:string-value="INSERT INTO dqa_code_received (code_id, code_label, profile_id, table_id, received_value, code_value, code_status, received_count) VALUES (dqa_code_id_sequence.NEXTVAL, 'Isabella', 255, 3, '37', '37', 'V', 0);">
            <text:p>INSERT INTO dqa_code_received (code_id, code_label, profile_id, table_id, received_value, code_value, code_status, received_count) VALUES (dqa_code_id_sequence.NEXTVAL, 'Isabella', 255, 3, '37', '37', 'V', 0);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ackson</text:p>
          </table:table-cell>
          <table:table-cell table:formula="of:=[.C$3]&amp;&quot;(dqa_code_id_sequence.NEXTVAL, '&quot;&amp;[.B41]&amp;&quot;', &quot;&amp;[.C$2]&amp;&quot;, 3, '&quot;&amp;[.A41]&amp;&quot;', '&quot;&amp;[.A41]&amp;&quot;', 'V', 0);&quot;" office:value-type="string" office:string-value="INSERT INTO dqa_code_received (code_id, code_label, profile_id, table_id, received_value, code_value, code_status, received_count) VALUES (dqa_code_id_sequence.NEXTVAL, 'Jackson', 255, 3, '38', '38', 'V', 0);">
            <text:p>INSERT INTO dqa_code_received (code_id, code_label, profile_id, table_id, received_value, code_value, code_status, received_count) VALUES (dqa_code_id_sequence.NEXTVAL, 'Jackson', 255, 3, '38', '38', 'V', 0);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alamazoo</text:p>
          </table:table-cell>
          <table:table-cell table:formula="of:=[.C$3]&amp;&quot;(dqa_code_id_sequence.NEXTVAL, '&quot;&amp;[.B42]&amp;&quot;', &quot;&amp;[.C$2]&amp;&quot;, 3, '&quot;&amp;[.A42]&amp;&quot;', '&quot;&amp;[.A42]&amp;&quot;', 'V', 0);&quot;" office:value-type="string" office:string-value="INSERT INTO dqa_code_received (code_id, code_label, profile_id, table_id, received_value, code_value, code_status, received_count) VALUES (dqa_code_id_sequence.NEXTVAL, 'Kalamazoo', 255, 3, '39', '39', 'V', 0);">
            <text:p>INSERT INTO dqa_code_received (code_id, code_label, profile_id, table_id, received_value, code_value, code_status, received_count) VALUES (dqa_code_id_sequence.NEXTVAL, 'Kalamazoo', 255, 3, '39', '39', 'V', 0);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Kalkaska</text:p>
          </table:table-cell>
          <table:table-cell table:formula="of:=[.C$3]&amp;&quot;(dqa_code_id_sequence.NEXTVAL, '&quot;&amp;[.B43]&amp;&quot;', &quot;&amp;[.C$2]&amp;&quot;, 3, '&quot;&amp;[.A43]&amp;&quot;', '&quot;&amp;[.A43]&amp;&quot;', 'V', 0);&quot;" office:value-type="string" office:string-value="INSERT INTO dqa_code_received (code_id, code_label, profile_id, table_id, received_value, code_value, code_status, received_count) VALUES (dqa_code_id_sequence.NEXTVAL, 'Kalkaska', 255, 3, '40', '40', 'V', 0);">
            <text:p>INSERT INTO dqa_code_received (code_id, code_label, profile_id, table_id, received_value, code_value, code_status, received_count) VALUES (dqa_code_id_sequence.NEXTVAL, 'Kalkaska', 255, 3, '40', '40', 'V', 0);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t</text:p>
          </table:table-cell>
          <table:table-cell table:formula="of:=[.C$3]&amp;&quot;(dqa_code_id_sequence.NEXTVAL, '&quot;&amp;[.B44]&amp;&quot;', &quot;&amp;[.C$2]&amp;&quot;, 3, '&quot;&amp;[.A44]&amp;&quot;', '&quot;&amp;[.A44]&amp;&quot;', 'V', 0);&quot;" office:value-type="string" office:string-value="INSERT INTO dqa_code_received (code_id, code_label, profile_id, table_id, received_value, code_value, code_status, received_count) VALUES (dqa_code_id_sequence.NEXTVAL, 'Kent', 255, 3, '41', '41', 'V', 0);">
            <text:p>INSERT INTO dqa_code_received (code_id, code_label, profile_id, table_id, received_value, code_value, code_status, received_count) VALUES (dqa_code_id_sequence.NEXTVAL, 'Kent', 255, 3, '41', '41', 'V', 0);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weenaw</text:p>
          </table:table-cell>
          <table:table-cell table:formula="of:=[.C$3]&amp;&quot;(dqa_code_id_sequence.NEXTVAL, '&quot;&amp;[.B45]&amp;&quot;', &quot;&amp;[.C$2]&amp;&quot;, 3, '&quot;&amp;[.A45]&amp;&quot;', '&quot;&amp;[.A45]&amp;&quot;', 'V', 0);&quot;" office:value-type="string" office:string-value="INSERT INTO dqa_code_received (code_id, code_label, profile_id, table_id, received_value, code_value, code_status, received_count) VALUES (dqa_code_id_sequence.NEXTVAL, 'Keweenaw', 255, 3, '42', '42', 'V', 0);">
            <text:p>INSERT INTO dqa_code_received (code_id, code_label, profile_id, table_id, received_value, code_value, code_status, received_count) VALUES (dqa_code_id_sequence.NEXTVAL, 'Keweenaw', 255, 3, '42', '42', 'V', 0);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ake</text:p>
          </table:table-cell>
          <table:table-cell table:formula="of:=[.C$3]&amp;&quot;(dqa_code_id_sequence.NEXTVAL, '&quot;&amp;[.B46]&amp;&quot;', &quot;&amp;[.C$2]&amp;&quot;, 3, '&quot;&amp;[.A46]&amp;&quot;', '&quot;&amp;[.A46]&amp;&quot;', 'V', 0);&quot;" office:value-type="string" office:string-value="INSERT INTO dqa_code_received (code_id, code_label, profile_id, table_id, received_value, code_value, code_status, received_count) VALUES (dqa_code_id_sequence.NEXTVAL, 'Lake', 255, 3, '43', '43', 'V', 0);">
            <text:p>INSERT INTO dqa_code_received (code_id, code_label, profile_id, table_id, received_value, code_value, code_status, received_count) VALUES (dqa_code_id_sequence.NEXTVAL, 'Lake', 255, 3, '43', '43', 'V', 0);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apeer</text:p>
          </table:table-cell>
          <table:table-cell table:formula="of:=[.C$3]&amp;&quot;(dqa_code_id_sequence.NEXTVAL, '&quot;&amp;[.B47]&amp;&quot;', &quot;&amp;[.C$2]&amp;&quot;, 3, '&quot;&amp;[.A47]&amp;&quot;', '&quot;&amp;[.A47]&amp;&quot;', 'V', 0);&quot;" office:value-type="string" office:string-value="INSERT INTO dqa_code_received (code_id, code_label, profile_id, table_id, received_value, code_value, code_status, received_count) VALUES (dqa_code_id_sequence.NEXTVAL, 'Lapeer', 255, 3, '44', '44', 'V', 0);">
            <text:p>INSERT INTO dqa_code_received (code_id, code_label, profile_id, table_id, received_value, code_value, code_status, received_count) VALUES (dqa_code_id_sequence.NEXTVAL, 'Lapeer', 255, 3, '44', '44', 'V', 0);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eelanau</text:p>
          </table:table-cell>
          <table:table-cell table:formula="of:=[.C$3]&amp;&quot;(dqa_code_id_sequence.NEXTVAL, '&quot;&amp;[.B48]&amp;&quot;', &quot;&amp;[.C$2]&amp;&quot;, 3, '&quot;&amp;[.A48]&amp;&quot;', '&quot;&amp;[.A48]&amp;&quot;', 'V', 0);&quot;" office:value-type="string" office:string-value="INSERT INTO dqa_code_received (code_id, code_label, profile_id, table_id, received_value, code_value, code_status, received_count) VALUES (dqa_code_id_sequence.NEXTVAL, 'Leelanau', 255, 3, '45', '45', 'V', 0);">
            <text:p>INSERT INTO dqa_code_received (code_id, code_label, profile_id, table_id, received_value, code_value, code_status, received_count) VALUES (dqa_code_id_sequence.NEXTVAL, 'Leelanau', 255, 3, '45', '45', 'V', 0);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enawee</text:p>
          </table:table-cell>
          <table:table-cell table:formula="of:=[.C$3]&amp;&quot;(dqa_code_id_sequence.NEXTVAL, '&quot;&amp;[.B49]&amp;&quot;', &quot;&amp;[.C$2]&amp;&quot;, 3, '&quot;&amp;[.A49]&amp;&quot;', '&quot;&amp;[.A49]&amp;&quot;', 'V', 0);&quot;" office:value-type="string" office:string-value="INSERT INTO dqa_code_received (code_id, code_label, profile_id, table_id, received_value, code_value, code_status, received_count) VALUES (dqa_code_id_sequence.NEXTVAL, 'Lenawee', 255, 3, '46', '46', 'V', 0);">
            <text:p>INSERT INTO dqa_code_received (code_id, code_label, profile_id, table_id, received_value, code_value, code_status, received_count) VALUES (dqa_code_id_sequence.NEXTVAL, 'Lenawee', 255, 3, '46', '46', 'V', 0);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ivingston</text:p>
          </table:table-cell>
          <table:table-cell table:formula="of:=[.C$3]&amp;&quot;(dqa_code_id_sequence.NEXTVAL, '&quot;&amp;[.B50]&amp;&quot;', &quot;&amp;[.C$2]&amp;&quot;, 3, '&quot;&amp;[.A50]&amp;&quot;', '&quot;&amp;[.A50]&amp;&quot;', 'V', 0);&quot;" office:value-type="string" office:string-value="INSERT INTO dqa_code_received (code_id, code_label, profile_id, table_id, received_value, code_value, code_status, received_count) VALUES (dqa_code_id_sequence.NEXTVAL, 'Livingston', 255, 3, '47', '47', 'V', 0);">
            <text:p>INSERT INTO dqa_code_received (code_id, code_label, profile_id, table_id, received_value, code_value, code_status, received_count) VALUES (dqa_code_id_sequence.NEXTVAL, 'Livingston', 255, 3, '47', '47', 'V', 0);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uce</text:p>
          </table:table-cell>
          <table:table-cell table:formula="of:=[.C$3]&amp;&quot;(dqa_code_id_sequence.NEXTVAL, '&quot;&amp;[.B51]&amp;&quot;', &quot;&amp;[.C$2]&amp;&quot;, 3, '&quot;&amp;[.A51]&amp;&quot;', '&quot;&amp;[.A51]&amp;&quot;', 'V', 0);&quot;" office:value-type="string" office:string-value="INSERT INTO dqa_code_received (code_id, code_label, profile_id, table_id, received_value, code_value, code_status, received_count) VALUES (dqa_code_id_sequence.NEXTVAL, 'Luce', 255, 3, '48', '48', 'V', 0);">
            <text:p>INSERT INTO dqa_code_received (code_id, code_label, profile_id, table_id, received_value, code_value, code_status, received_count) VALUES (dqa_code_id_sequence.NEXTVAL, 'Luce', 255, 3, '48', '48', 'V', 0);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ckinac</text:p>
          </table:table-cell>
          <table:table-cell table:formula="of:=[.C$3]&amp;&quot;(dqa_code_id_sequence.NEXTVAL, '&quot;&amp;[.B52]&amp;&quot;', &quot;&amp;[.C$2]&amp;&quot;, 3, '&quot;&amp;[.A52]&amp;&quot;', '&quot;&amp;[.A52]&amp;&quot;', 'V', 0);&quot;" office:value-type="string" office:string-value="INSERT INTO dqa_code_received (code_id, code_label, profile_id, table_id, received_value, code_value, code_status, received_count) VALUES (dqa_code_id_sequence.NEXTVAL, 'Mackinac', 255, 3, '49', '49', 'V', 0);">
            <text:p>INSERT INTO dqa_code_received (code_id, code_label, profile_id, table_id, received_value, code_value, code_status, received_count) VALUES (dqa_code_id_sequence.NEXTVAL, 'Mackinac', 255, 3, '49', '49', 'V', 0);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comb</text:p>
          </table:table-cell>
          <table:table-cell table:formula="of:=[.C$3]&amp;&quot;(dqa_code_id_sequence.NEXTVAL, '&quot;&amp;[.B53]&amp;&quot;', &quot;&amp;[.C$2]&amp;&quot;, 3, '&quot;&amp;[.A53]&amp;&quot;', '&quot;&amp;[.A53]&amp;&quot;', 'V', 0);&quot;" office:value-type="string" office:string-value="INSERT INTO dqa_code_received (code_id, code_label, profile_id, table_id, received_value, code_value, code_status, received_count) VALUES (dqa_code_id_sequence.NEXTVAL, 'Macomb', 255, 3, '50', '50', 'V', 0);">
            <text:p>INSERT INTO dqa_code_received (code_id, code_label, profile_id, table_id, received_value, code_value, code_status, received_count) VALUES (dqa_code_id_sequence.NEXTVAL, 'Macomb', 255, 3, '50', '50', 'V', 0);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nistee</text:p>
          </table:table-cell>
          <table:table-cell table:formula="of:=[.C$3]&amp;&quot;(dqa_code_id_sequence.NEXTVAL, '&quot;&amp;[.B54]&amp;&quot;', &quot;&amp;[.C$2]&amp;&quot;, 3, '&quot;&amp;[.A54]&amp;&quot;', '&quot;&amp;[.A54]&amp;&quot;', 'V', 0);&quot;" office:value-type="string" office:string-value="INSERT INTO dqa_code_received (code_id, code_label, profile_id, table_id, received_value, code_value, code_status, received_count) VALUES (dqa_code_id_sequence.NEXTVAL, 'Manistee', 255, 3, '51', '51', 'V', 0);">
            <text:p>INSERT INTO dqa_code_received (code_id, code_label, profile_id, table_id, received_value, code_value, code_status, received_count) VALUES (dqa_code_id_sequence.NEXTVAL, 'Manistee', 255, 3, '51', '51', 'V', 0);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rquette</text:p>
          </table:table-cell>
          <table:table-cell table:formula="of:=[.C$3]&amp;&quot;(dqa_code_id_sequence.NEXTVAL, '&quot;&amp;[.B55]&amp;&quot;', &quot;&amp;[.C$2]&amp;&quot;, 3, '&quot;&amp;[.A55]&amp;&quot;', '&quot;&amp;[.A55]&amp;&quot;', 'V', 0);&quot;" office:value-type="string" office:string-value="INSERT INTO dqa_code_received (code_id, code_label, profile_id, table_id, received_value, code_value, code_status, received_count) VALUES (dqa_code_id_sequence.NEXTVAL, 'Marquette', 255, 3, '52', '52', 'V', 0);">
            <text:p>INSERT INTO dqa_code_received (code_id, code_label, profile_id, table_id, received_value, code_value, code_status, received_count) VALUES (dqa_code_id_sequence.NEXTVAL, 'Marquette', 255, 3, '52', '52', 'V', 0);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son</text:p>
          </table:table-cell>
          <table:table-cell table:formula="of:=[.C$3]&amp;&quot;(dqa_code_id_sequence.NEXTVAL, '&quot;&amp;[.B56]&amp;&quot;', &quot;&amp;[.C$2]&amp;&quot;, 3, '&quot;&amp;[.A56]&amp;&quot;', '&quot;&amp;[.A56]&amp;&quot;', 'V', 0);&quot;" office:value-type="string" office:string-value="INSERT INTO dqa_code_received (code_id, code_label, profile_id, table_id, received_value, code_value, code_status, received_count) VALUES (dqa_code_id_sequence.NEXTVAL, 'Mason', 255, 3, '53', '53', 'V', 0);">
            <text:p>INSERT INTO dqa_code_received (code_id, code_label, profile_id, table_id, received_value, code_value, code_status, received_count) VALUES (dqa_code_id_sequence.NEXTVAL, 'Mason', 255, 3, '53', '53', 'V', 0);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costa</text:p>
          </table:table-cell>
          <table:table-cell table:formula="of:=[.C$3]&amp;&quot;(dqa_code_id_sequence.NEXTVAL, '&quot;&amp;[.B57]&amp;&quot;', &quot;&amp;[.C$2]&amp;&quot;, 3, '&quot;&amp;[.A57]&amp;&quot;', '&quot;&amp;[.A57]&amp;&quot;', 'V', 0);&quot;" office:value-type="string" office:string-value="INSERT INTO dqa_code_received (code_id, code_label, profile_id, table_id, received_value, code_value, code_status, received_count) VALUES (dqa_code_id_sequence.NEXTVAL, 'Mecosta', 255, 3, '54', '54', 'V', 0);">
            <text:p>INSERT INTO dqa_code_received (code_id, code_label, profile_id, table_id, received_value, code_value, code_status, received_count) VALUES (dqa_code_id_sequence.NEXTVAL, 'Mecosta', 255, 3, '54', '54', 'V', 0);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enominee</text:p>
          </table:table-cell>
          <table:table-cell table:formula="of:=[.C$3]&amp;&quot;(dqa_code_id_sequence.NEXTVAL, '&quot;&amp;[.B58]&amp;&quot;', &quot;&amp;[.C$2]&amp;&quot;, 3, '&quot;&amp;[.A58]&amp;&quot;', '&quot;&amp;[.A58]&amp;&quot;', 'V', 0);&quot;" office:value-type="string" office:string-value="INSERT INTO dqa_code_received (code_id, code_label, profile_id, table_id, received_value, code_value, code_status, received_count) VALUES (dqa_code_id_sequence.NEXTVAL, 'Menominee', 255, 3, '55', '55', 'V', 0);">
            <text:p>INSERT INTO dqa_code_received (code_id, code_label, profile_id, table_id, received_value, code_value, code_status, received_count) VALUES (dqa_code_id_sequence.NEXTVAL, 'Menominee', 255, 3, '55', '55', 'V', 0);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idland</text:p>
          </table:table-cell>
          <table:table-cell table:formula="of:=[.C$3]&amp;&quot;(dqa_code_id_sequence.NEXTVAL, '&quot;&amp;[.B59]&amp;&quot;', &quot;&amp;[.C$2]&amp;&quot;, 3, '&quot;&amp;[.A59]&amp;&quot;', '&quot;&amp;[.A59]&amp;&quot;', 'V', 0);&quot;" office:value-type="string" office:string-value="INSERT INTO dqa_code_received (code_id, code_label, profile_id, table_id, received_value, code_value, code_status, received_count) VALUES (dqa_code_id_sequence.NEXTVAL, 'Midland', 255, 3, '56', '56', 'V', 0);">
            <text:p>INSERT INTO dqa_code_received (code_id, code_label, profile_id, table_id, received_value, code_value, code_status, received_count) VALUES (dqa_code_id_sequence.NEXTVAL, 'Midland', 255, 3, '56', '56', 'V', 0);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issaukee</text:p>
          </table:table-cell>
          <table:table-cell table:formula="of:=[.C$3]&amp;&quot;(dqa_code_id_sequence.NEXTVAL, '&quot;&amp;[.B60]&amp;&quot;', &quot;&amp;[.C$2]&amp;&quot;, 3, '&quot;&amp;[.A60]&amp;&quot;', '&quot;&amp;[.A60]&amp;&quot;', 'V', 0);&quot;" office:value-type="string" office:string-value="INSERT INTO dqa_code_received (code_id, code_label, profile_id, table_id, received_value, code_value, code_status, received_count) VALUES (dqa_code_id_sequence.NEXTVAL, 'Missaukee', 255, 3, '57', '57', 'V', 0);">
            <text:p>INSERT INTO dqa_code_received (code_id, code_label, profile_id, table_id, received_value, code_value, code_status, received_count) VALUES (dqa_code_id_sequence.NEXTVAL, 'Missaukee', 255, 3, '57', '57', 'V', 0);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onroe</text:p>
          </table:table-cell>
          <table:table-cell table:formula="of:=[.C$3]&amp;&quot;(dqa_code_id_sequence.NEXTVAL, '&quot;&amp;[.B61]&amp;&quot;', &quot;&amp;[.C$2]&amp;&quot;, 3, '&quot;&amp;[.A61]&amp;&quot;', '&quot;&amp;[.A61]&amp;&quot;', 'V', 0);&quot;" office:value-type="string" office:string-value="INSERT INTO dqa_code_received (code_id, code_label, profile_id, table_id, received_value, code_value, code_status, received_count) VALUES (dqa_code_id_sequence.NEXTVAL, 'Monroe', 255, 3, '58', '58', 'V', 0);">
            <text:p>INSERT INTO dqa_code_received (code_id, code_label, profile_id, table_id, received_value, code_value, code_status, received_count) VALUES (dqa_code_id_sequence.NEXTVAL, 'Monroe', 255, 3, '58', '58', 'V', 0);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string">
            <text:p>Montcalm</text:p>
          </table:table-cell>
          <table:table-cell table:formula="of:=[.C$3]&amp;&quot;(dqa_code_id_sequence.NEXTVAL, '&quot;&amp;[.B62]&amp;&quot;', &quot;&amp;[.C$2]&amp;&quot;, 3, '&quot;&amp;[.A62]&amp;&quot;', '&quot;&amp;[.A62]&amp;&quot;', 'V', 0);&quot;" office:value-type="string" office:string-value="INSERT INTO dqa_code_received (code_id, code_label, profile_id, table_id, received_value, code_value, code_status, received_count) VALUES (dqa_code_id_sequence.NEXTVAL, 'Montcalm', 255, 3, '59', '59', 'V', 0);">
            <text:p>INSERT INTO dqa_code_received (code_id, code_label, profile_id, table_id, received_value, code_value, code_status, received_count) VALUES (dqa_code_id_sequence.NEXTVAL, 'Montcalm', 255, 3, '59', '59', 'V', 0);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string">
            <text:p>Montmorency</text:p>
          </table:table-cell>
          <table:table-cell table:formula="of:=[.C$3]&amp;&quot;(dqa_code_id_sequence.NEXTVAL, '&quot;&amp;[.B63]&amp;&quot;', &quot;&amp;[.C$2]&amp;&quot;, 3, '&quot;&amp;[.A63]&amp;&quot;', '&quot;&amp;[.A63]&amp;&quot;', 'V', 0);&quot;" office:value-type="string" office:string-value="INSERT INTO dqa_code_received (code_id, code_label, profile_id, table_id, received_value, code_value, code_status, received_count) VALUES (dqa_code_id_sequence.NEXTVAL, 'Montmorency', 255, 3, '60', '60', 'V', 0);">
            <text:p>INSERT INTO dqa_code_received (code_id, code_label, profile_id, table_id, received_value, code_value, code_status, received_count) VALUES (dqa_code_id_sequence.NEXTVAL, 'Montmorency', 255, 3, '60', '60', 'V', 0);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style-name="ce6" office:value-type="string">
            <text:p>Muskegon</text:p>
          </table:table-cell>
          <table:table-cell table:formula="of:=[.C$3]&amp;&quot;(dqa_code_id_sequence.NEXTVAL, '&quot;&amp;[.B64]&amp;&quot;', &quot;&amp;[.C$2]&amp;&quot;, 3, '&quot;&amp;[.A64]&amp;&quot;', '&quot;&amp;[.A64]&amp;&quot;', 'V', 0);&quot;" office:value-type="string" office:string-value="INSERT INTO dqa_code_received (code_id, code_label, profile_id, table_id, received_value, code_value, code_status, received_count) VALUES (dqa_code_id_sequence.NEXTVAL, 'Muskegon', 255, 3, '61', '61', 'V', 0);">
            <text:p>INSERT INTO dqa_code_received (code_id, code_label, profile_id, table_id, received_value, code_value, code_status, received_count) VALUES (dqa_code_id_sequence.NEXTVAL, 'Muskegon', 255, 3, '61', '61', 'V', 0);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string">
            <text:p>Newaygo</text:p>
          </table:table-cell>
          <table:table-cell table:formula="of:=[.C$3]&amp;&quot;(dqa_code_id_sequence.NEXTVAL, '&quot;&amp;[.B65]&amp;&quot;', &quot;&amp;[.C$2]&amp;&quot;, 3, '&quot;&amp;[.A65]&amp;&quot;', '&quot;&amp;[.A65]&amp;&quot;', 'V', 0);&quot;" office:value-type="string" office:string-value="INSERT INTO dqa_code_received (code_id, code_label, profile_id, table_id, received_value, code_value, code_status, received_count) VALUES (dqa_code_id_sequence.NEXTVAL, 'Newaygo', 255, 3, '62', '62', 'V', 0);">
            <text:p>INSERT INTO dqa_code_received (code_id, code_label, profile_id, table_id, received_value, code_value, code_status, received_count) VALUES (dqa_code_id_sequence.NEXTVAL, 'Newaygo', 255, 3, '62', '62', 'V', 0);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string">
            <text:p>Oakland</text:p>
          </table:table-cell>
          <table:table-cell table:formula="of:=[.C$3]&amp;&quot;(dqa_code_id_sequence.NEXTVAL, '&quot;&amp;[.B66]&amp;&quot;', &quot;&amp;[.C$2]&amp;&quot;, 3, '&quot;&amp;[.A66]&amp;&quot;', '&quot;&amp;[.A66]&amp;&quot;', 'V', 0);&quot;" office:value-type="string" office:string-value="INSERT INTO dqa_code_received (code_id, code_label, profile_id, table_id, received_value, code_value, code_status, received_count) VALUES (dqa_code_id_sequence.NEXTVAL, 'Oakland', 255, 3, '63', '63', 'V', 0);">
            <text:p>INSERT INTO dqa_code_received (code_id, code_label, profile_id, table_id, received_value, code_value, code_status, received_count) VALUES (dqa_code_id_sequence.NEXTVAL, 'Oakland', 255, 3, '63', '63', 'V', 0);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ce6" office:value-type="string">
            <text:p>Oceana</text:p>
          </table:table-cell>
          <table:table-cell table:formula="of:=[.C$3]&amp;&quot;(dqa_code_id_sequence.NEXTVAL, '&quot;&amp;[.B67]&amp;&quot;', &quot;&amp;[.C$2]&amp;&quot;, 3, '&quot;&amp;[.A67]&amp;&quot;', '&quot;&amp;[.A67]&amp;&quot;', 'V', 0);&quot;" office:value-type="string" office:string-value="INSERT INTO dqa_code_received (code_id, code_label, profile_id, table_id, received_value, code_value, code_status, received_count) VALUES (dqa_code_id_sequence.NEXTVAL, 'Oceana', 255, 3, '64', '64', 'V', 0);">
            <text:p>INSERT INTO dqa_code_received (code_id, code_label, profile_id, table_id, received_value, code_value, code_status, received_count) VALUES (dqa_code_id_sequence.NEXTVAL, 'Oceana', 255, 3, '64', '64', 'V', 0);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string">
            <text:p>Ogemaw</text:p>
          </table:table-cell>
          <table:table-cell table:formula="of:=[.C$3]&amp;&quot;(dqa_code_id_sequence.NEXTVAL, '&quot;&amp;[.B68]&amp;&quot;', &quot;&amp;[.C$2]&amp;&quot;, 3, '&quot;&amp;[.A68]&amp;&quot;', '&quot;&amp;[.A68]&amp;&quot;', 'V', 0);&quot;" office:value-type="string" office:string-value="INSERT INTO dqa_code_received (code_id, code_label, profile_id, table_id, received_value, code_value, code_status, received_count) VALUES (dqa_code_id_sequence.NEXTVAL, 'Ogemaw', 255, 3, '65', '65', 'V', 0);">
            <text:p>INSERT INTO dqa_code_received (code_id, code_label, profile_id, table_id, received_value, code_value, code_status, received_count) VALUES (dqa_code_id_sequence.NEXTVAL, 'Ogemaw', 255, 3, '65', '65', 'V', 0);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string">
            <text:p>Ontonagon</text:p>
          </table:table-cell>
          <table:table-cell table:formula="of:=[.C$3]&amp;&quot;(dqa_code_id_sequence.NEXTVAL, '&quot;&amp;[.B69]&amp;&quot;', &quot;&amp;[.C$2]&amp;&quot;, 3, '&quot;&amp;[.A69]&amp;&quot;', '&quot;&amp;[.A69]&amp;&quot;', 'V', 0);&quot;" office:value-type="string" office:string-value="INSERT INTO dqa_code_received (code_id, code_label, profile_id, table_id, received_value, code_value, code_status, received_count) VALUES (dqa_code_id_sequence.NEXTVAL, 'Ontonagon', 255, 3, '66', '66', 'V', 0);">
            <text:p>INSERT INTO dqa_code_received (code_id, code_label, profile_id, table_id, received_value, code_value, code_status, received_count) VALUES (dqa_code_id_sequence.NEXTVAL, 'Ontonagon', 255, 3, '66', '66', 'V', 0);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ce6" office:value-type="string">
            <text:p>Osceola</text:p>
          </table:table-cell>
          <table:table-cell table:formula="of:=[.C$3]&amp;&quot;(dqa_code_id_sequence.NEXTVAL, '&quot;&amp;[.B70]&amp;&quot;', &quot;&amp;[.C$2]&amp;&quot;, 3, '&quot;&amp;[.A70]&amp;&quot;', '&quot;&amp;[.A70]&amp;&quot;', 'V', 0);&quot;" office:value-type="string" office:string-value="INSERT INTO dqa_code_received (code_id, code_label, profile_id, table_id, received_value, code_value, code_status, received_count) VALUES (dqa_code_id_sequence.NEXTVAL, 'Osceola', 255, 3, '67', '67', 'V', 0);">
            <text:p>INSERT INTO dqa_code_received (code_id, code_label, profile_id, table_id, received_value, code_value, code_status, received_count) VALUES (dqa_code_id_sequence.NEXTVAL, 'Osceola', 255, 3, '67', '67', 'V', 0);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string">
            <text:p>Oscoda</text:p>
          </table:table-cell>
          <table:table-cell table:formula="of:=[.C$3]&amp;&quot;(dqa_code_id_sequence.NEXTVAL, '&quot;&amp;[.B71]&amp;&quot;', &quot;&amp;[.C$2]&amp;&quot;, 3, '&quot;&amp;[.A71]&amp;&quot;', '&quot;&amp;[.A71]&amp;&quot;', 'V', 0);&quot;" office:value-type="string" office:string-value="INSERT INTO dqa_code_received (code_id, code_label, profile_id, table_id, received_value, code_value, code_status, received_count) VALUES (dqa_code_id_sequence.NEXTVAL, 'Oscoda', 255, 3, '68', '68', 'V', 0);">
            <text:p>INSERT INTO dqa_code_received (code_id, code_label, profile_id, table_id, received_value, code_value, code_status, received_count) VALUES (dqa_code_id_sequence.NEXTVAL, 'Oscoda', 255, 3, '68', '68', 'V', 0);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>
            <text:p>Otsego</text:p>
          </table:table-cell>
          <table:table-cell table:formula="of:=[.C$3]&amp;&quot;(dqa_code_id_sequence.NEXTVAL, '&quot;&amp;[.B72]&amp;&quot;', &quot;&amp;[.C$2]&amp;&quot;, 3, '&quot;&amp;[.A72]&amp;&quot;', '&quot;&amp;[.A72]&amp;&quot;', 'V', 0);&quot;" office:value-type="string" office:string-value="INSERT INTO dqa_code_received (code_id, code_label, profile_id, table_id, received_value, code_value, code_status, received_count) VALUES (dqa_code_id_sequence.NEXTVAL, 'Otsego', 255, 3, '69', '69', 'V', 0);">
            <text:p>INSERT INTO dqa_code_received (code_id, code_label, profile_id, table_id, received_value, code_value, code_status, received_count) VALUES (dqa_code_id_sequence.NEXTVAL, 'Otsego', 255, 3, '69', '69', 'V', 0);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ce6" office:value-type="string">
            <text:p>Ottawa</text:p>
          </table:table-cell>
          <table:table-cell table:formula="of:=[.C$3]&amp;&quot;(dqa_code_id_sequence.NEXTVAL, '&quot;&amp;[.B73]&amp;&quot;', &quot;&amp;[.C$2]&amp;&quot;, 3, '&quot;&amp;[.A73]&amp;&quot;', '&quot;&amp;[.A73]&amp;&quot;', 'V', 0);&quot;" office:value-type="string" office:string-value="INSERT INTO dqa_code_received (code_id, code_label, profile_id, table_id, received_value, code_value, code_status, received_count) VALUES (dqa_code_id_sequence.NEXTVAL, 'Ottawa', 255, 3, '70', '70', 'V', 0);">
            <text:p>INSERT INTO dqa_code_received (code_id, code_label, profile_id, table_id, received_value, code_value, code_status, received_count) VALUES (dqa_code_id_sequence.NEXTVAL, 'Ottawa', 255, 3, '70', '70', 'V', 0);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string">
            <text:p>Presque Isle</text:p>
          </table:table-cell>
          <table:table-cell table:formula="of:=[.C$3]&amp;&quot;(dqa_code_id_sequence.NEXTVAL, '&quot;&amp;[.B74]&amp;&quot;', &quot;&amp;[.C$2]&amp;&quot;, 3, '&quot;&amp;[.A74]&amp;&quot;', '&quot;&amp;[.A74]&amp;&quot;', 'V', 0);&quot;" office:value-type="string" office:string-value="INSERT INTO dqa_code_received (code_id, code_label, profile_id, table_id, received_value, code_value, code_status, received_count) VALUES (dqa_code_id_sequence.NEXTVAL, 'Presque Isle', 255, 3, '71', '71', 'V', 0);">
            <text:p>INSERT INTO dqa_code_received (code_id, code_label, profile_id, table_id, received_value, code_value, code_status, received_count) VALUES (dqa_code_id_sequence.NEXTVAL, 'Presque Isle', 255, 3, '71', '71', 'V', 0);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string">
            <text:p>Roscommon</text:p>
          </table:table-cell>
          <table:table-cell table:formula="of:=[.C$3]&amp;&quot;(dqa_code_id_sequence.NEXTVAL, '&quot;&amp;[.B75]&amp;&quot;', &quot;&amp;[.C$2]&amp;&quot;, 3, '&quot;&amp;[.A75]&amp;&quot;', '&quot;&amp;[.A75]&amp;&quot;', 'V', 0);&quot;" office:value-type="string" office:string-value="INSERT INTO dqa_code_received (code_id, code_label, profile_id, table_id, received_value, code_value, code_status, received_count) VALUES (dqa_code_id_sequence.NEXTVAL, 'Roscommon', 255, 3, '72', '72', 'V', 0);">
            <text:p>INSERT INTO dqa_code_received (code_id, code_label, profile_id, table_id, received_value, code_value, code_status, received_count) VALUES (dqa_code_id_sequence.NEXTVAL, 'Roscommon', 255, 3, '72', '72', 'V', 0);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ce6" office:value-type="string">
            <text:p>Saginaw</text:p>
          </table:table-cell>
          <table:table-cell table:formula="of:=[.C$3]&amp;&quot;(dqa_code_id_sequence.NEXTVAL, '&quot;&amp;[.B76]&amp;&quot;', &quot;&amp;[.C$2]&amp;&quot;, 3, '&quot;&amp;[.A76]&amp;&quot;', '&quot;&amp;[.A76]&amp;&quot;', 'V', 0);&quot;" office:value-type="string" office:string-value="INSERT INTO dqa_code_received (code_id, code_label, profile_id, table_id, received_value, code_value, code_status, received_count) VALUES (dqa_code_id_sequence.NEXTVAL, 'Saginaw', 255, 3, '73', '73', 'V', 0);">
            <text:p>INSERT INTO dqa_code_received (code_id, code_label, profile_id, table_id, received_value, code_value, code_status, received_count) VALUES (dqa_code_id_sequence.NEXTVAL, 'Saginaw', 255, 3, '73', '73', 'V', 0);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style-name="ce6" office:value-type="string">
            <text:p>St. Clair</text:p>
          </table:table-cell>
          <table:table-cell table:formula="of:=[.C$3]&amp;&quot;(dqa_code_id_sequence.NEXTVAL, '&quot;&amp;[.B77]&amp;&quot;', &quot;&amp;[.C$2]&amp;&quot;, 3, '&quot;&amp;[.A77]&amp;&quot;', '&quot;&amp;[.A77]&amp;&quot;', 'V', 0);&quot;" office:value-type="string" office:string-value="INSERT INTO dqa_code_received (code_id, code_label, profile_id, table_id, received_value, code_value, code_status, received_count) VALUES (dqa_code_id_sequence.NEXTVAL, 'St. Clair', 255, 3, '74', '74', 'V', 0);">
            <text:p>INSERT INTO dqa_code_received (code_id, code_label, profile_id, table_id, received_value, code_value, code_status, received_count) VALUES (dqa_code_id_sequence.NEXTVAL, 'St. Clair', 255, 3, '74', '74', 'V', 0);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style-name="ce6" office:value-type="string">
            <text:p>St. Joseph</text:p>
          </table:table-cell>
          <table:table-cell table:formula="of:=[.C$3]&amp;&quot;(dqa_code_id_sequence.NEXTVAL, '&quot;&amp;[.B78]&amp;&quot;', &quot;&amp;[.C$2]&amp;&quot;, 3, '&quot;&amp;[.A78]&amp;&quot;', '&quot;&amp;[.A78]&amp;&quot;', 'V', 0);&quot;" office:value-type="string" office:string-value="INSERT INTO dqa_code_received (code_id, code_label, profile_id, table_id, received_value, code_value, code_status, received_count) VALUES (dqa_code_id_sequence.NEXTVAL, 'St. Joseph', 255, 3, '75', '75', 'V', 0);">
            <text:p>INSERT INTO dqa_code_received (code_id, code_label, profile_id, table_id, received_value, code_value, code_status, received_count) VALUES (dqa_code_id_sequence.NEXTVAL, 'St. Joseph', 255, 3, '75', '75', 'V', 0);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style-name="ce6" office:value-type="string">
            <text:p>Sanilac</text:p>
          </table:table-cell>
          <table:table-cell table:formula="of:=[.C$3]&amp;&quot;(dqa_code_id_sequence.NEXTVAL, '&quot;&amp;[.B79]&amp;&quot;', &quot;&amp;[.C$2]&amp;&quot;, 3, '&quot;&amp;[.A79]&amp;&quot;', '&quot;&amp;[.A79]&amp;&quot;', 'V', 0);&quot;" office:value-type="string" office:string-value="INSERT INTO dqa_code_received (code_id, code_label, profile_id, table_id, received_value, code_value, code_status, received_count) VALUES (dqa_code_id_sequence.NEXTVAL, 'Sanilac', 255, 3, '76', '76', 'V', 0);">
            <text:p>INSERT INTO dqa_code_received (code_id, code_label, profile_id, table_id, received_value, code_value, code_status, received_count) VALUES (dqa_code_id_sequence.NEXTVAL, 'Sanilac', 255, 3, '76', '76', 'V', 0);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style-name="ce6" office:value-type="string">
            <text:p>Schoolcraft</text:p>
          </table:table-cell>
          <table:table-cell table:formula="of:=[.C$3]&amp;&quot;(dqa_code_id_sequence.NEXTVAL, '&quot;&amp;[.B80]&amp;&quot;', &quot;&amp;[.C$2]&amp;&quot;, 3, '&quot;&amp;[.A80]&amp;&quot;', '&quot;&amp;[.A80]&amp;&quot;', 'V', 0);&quot;" office:value-type="string" office:string-value="INSERT INTO dqa_code_received (code_id, code_label, profile_id, table_id, received_value, code_value, code_status, received_count) VALUES (dqa_code_id_sequence.NEXTVAL, 'Schoolcraft', 255, 3, '77', '77', 'V', 0);">
            <text:p>INSERT INTO dqa_code_received (code_id, code_label, profile_id, table_id, received_value, code_value, code_status, received_count) VALUES (dqa_code_id_sequence.NEXTVAL, 'Schoolcraft', 255, 3, '77', '77', 'V', 0);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style-name="ce6" office:value-type="string">
            <text:p>Shiawassee</text:p>
          </table:table-cell>
          <table:table-cell table:formula="of:=[.C$3]&amp;&quot;(dqa_code_id_sequence.NEXTVAL, '&quot;&amp;[.B81]&amp;&quot;', &quot;&amp;[.C$2]&amp;&quot;, 3, '&quot;&amp;[.A81]&amp;&quot;', '&quot;&amp;[.A81]&amp;&quot;', 'V', 0);&quot;" office:value-type="string" office:string-value="INSERT INTO dqa_code_received (code_id, code_label, profile_id, table_id, received_value, code_value, code_status, received_count) VALUES (dqa_code_id_sequence.NEXTVAL, 'Shiawassee', 255, 3, '78', '78', 'V', 0);">
            <text:p>INSERT INTO dqa_code_received (code_id, code_label, profile_id, table_id, received_value, code_value, code_status, received_count) VALUES (dqa_code_id_sequence.NEXTVAL, 'Shiawassee', 255, 3, '78', '78', 'V', 0);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ce6" office:value-type="string">
            <text:p>Tuscola</text:p>
          </table:table-cell>
          <table:table-cell table:formula="of:=[.C$3]&amp;&quot;(dqa_code_id_sequence.NEXTVAL, '&quot;&amp;[.B82]&amp;&quot;', &quot;&amp;[.C$2]&amp;&quot;, 3, '&quot;&amp;[.A82]&amp;&quot;', '&quot;&amp;[.A82]&amp;&quot;', 'V', 0);&quot;" office:value-type="string" office:string-value="INSERT INTO dqa_code_received (code_id, code_label, profile_id, table_id, received_value, code_value, code_status, received_count) VALUES (dqa_code_id_sequence.NEXTVAL, 'Tuscola', 255, 3, '79', '79', 'V', 0);">
            <text:p>INSERT INTO dqa_code_received (code_id, code_label, profile_id, table_id, received_value, code_value, code_status, received_count) VALUES (dqa_code_id_sequence.NEXTVAL, 'Tuscola', 255, 3, '79', '79', 'V', 0);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style-name="ce6" office:value-type="string">
            <text:p>Van Buren</text:p>
          </table:table-cell>
          <table:table-cell table:formula="of:=[.C$3]&amp;&quot;(dqa_code_id_sequence.NEXTVAL, '&quot;&amp;[.B83]&amp;&quot;', &quot;&amp;[.C$2]&amp;&quot;, 3, '&quot;&amp;[.A83]&amp;&quot;', '&quot;&amp;[.A83]&amp;&quot;', 'V', 0);&quot;" office:value-type="string" office:string-value="INSERT INTO dqa_code_received (code_id, code_label, profile_id, table_id, received_value, code_value, code_status, received_count) VALUES (dqa_code_id_sequence.NEXTVAL, 'Van Buren', 255, 3, '80', '80', 'V', 0);">
            <text:p>INSERT INTO dqa_code_received (code_id, code_label, profile_id, table_id, received_value, code_value, code_status, received_count) VALUES (dqa_code_id_sequence.NEXTVAL, 'Van Buren', 255, 3, '80', '80', 'V', 0);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style-name="ce6" office:value-type="string">
            <text:p>Washtenaw</text:p>
          </table:table-cell>
          <table:table-cell table:formula="of:=[.C$3]&amp;&quot;(dqa_code_id_sequence.NEXTVAL, '&quot;&amp;[.B84]&amp;&quot;', &quot;&amp;[.C$2]&amp;&quot;, 3, '&quot;&amp;[.A84]&amp;&quot;', '&quot;&amp;[.A84]&amp;&quot;', 'V', 0);&quot;" office:value-type="string" office:string-value="INSERT INTO dqa_code_received (code_id, code_label, profile_id, table_id, received_value, code_value, code_status, received_count) VALUES (dqa_code_id_sequence.NEXTVAL, 'Washtenaw', 255, 3, '81', '81', 'V', 0);">
            <text:p>INSERT INTO dqa_code_received (code_id, code_label, profile_id, table_id, received_value, code_value, code_status, received_count) VALUES (dqa_code_id_sequence.NEXTVAL, 'Washtenaw', 255, 3, '81', '81', 'V', 0);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style-name="ce6" office:value-type="string">
            <text:p>Wayne </text:p>
            <text:p>(Outer, Non-City of Detroit)</text:p>
          </table:table-cell>
          <table:table-cell table:formula="of:=[.C$3]&amp;&quot;(dqa_code_id_sequence.NEXTVAL, '&quot;&amp;[.B85]&amp;&quot;', &quot;&amp;[.C$2]&amp;&quot;, 3, '&quot;&amp;[.A85]&amp;&quot;', '&quot;&amp;[.A85]&amp;&quot;', 'V', 0);&quot;" office:value-type="string" office:string-value="INSERT INTO dqa_code_received (code_id, code_label, profile_id, table_id, received_value, code_value, code_status, received_count) VALUES (dqa_code_id_sequence.NEXTVAL, 'Wayne &#10;(Outer, Non-City of Detroit)', 255, 3, '82', '82', 'V', 0);">
            <text:p>INSERT INTO dqa_code_received (code_id, code_label, profile_id, table_id, received_value, code_value, code_status, received_count) VALUES (dqa_code_id_sequence.NEXTVAL, 'Wayne <text:line-break/>(Outer, Non-City of Detroit)', 255, 3, '82', '82', 'V', 0);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style-name="ce6" office:value-type="string">
            <text:p>Wexford</text:p>
          </table:table-cell>
          <table:table-cell table:formula="of:=[.C$3]&amp;&quot;(dqa_code_id_sequence.NEXTVAL, '&quot;&amp;[.B86]&amp;&quot;', &quot;&amp;[.C$2]&amp;&quot;, 3, '&quot;&amp;[.A86]&amp;&quot;', '&quot;&amp;[.A86]&amp;&quot;', 'V', 0);&quot;" office:value-type="string" office:string-value="INSERT INTO dqa_code_received (code_id, code_label, profile_id, table_id, received_value, code_value, code_status, received_count) VALUES (dqa_code_id_sequence.NEXTVAL, 'Wexford', 255, 3, '83', '83', 'V', 0);">
            <text:p>INSERT INTO dqa_code_received (code_id, code_label, profile_id, table_id, received_value, code_value, code_status, received_count) VALUES (dqa_code_id_sequence.NEXTVAL, 'Wexford', 255, 3, '83', '83', 'V', 0);</text:p>
          </table:table-cell>
          <table:table-cell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7" office:value-type="string">
            <text:p>Wayne (City of Detroit)</text:p>
          </table:table-cell>
          <table:table-cell table:formula="of:=[.C$3]&amp;&quot;(dqa_code_id_sequence.NEXTVAL, '&quot;&amp;[.B87]&amp;&quot;', &quot;&amp;[.C$2]&amp;&quot;, 3, '&quot;&amp;[.A87]&amp;&quot;', '&quot;&amp;[.A87]&amp;&quot;', 'V', 0);&quot;" office:value-type="string" office:string-value="INSERT INTO dqa_code_received (code_id, code_label, profile_id, table_id, received_value, code_value, code_status, received_count) VALUES (dqa_code_id_sequence.NEXTVAL, 'Wayne (City of Detroit)', 255, 3, '84', '84', 'V', 0);">
            <text:p>INSERT INTO dqa_code_received (code_id, code_label, profile_id, table_id, received_value, code_value, code_status, received_count) VALUES (dqa_code_id_sequence.NEXTVAL, 'Wayne (City of Detroit)', 255, 3, '84', '84', 'V', 0);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07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2-10-09T07:45:33.47</meta:creation-date>
    <dc:date>2012-10-09T07:53:47.46</dc:date>
    <dc:creator>Nathan Bunker</dc:creator>
    <meta:editing-duration>PT8M14S</meta:editing-duration>
    <meta:editing-cycles>1</meta:editing-cycles>
    <meta:document-statistic meta:table-count="3" meta:cell-count="257" meta:object-count="0"/>
    <meta:generator>OpenOffice.org/3.3$Win32 OpenOffice.org_project/330m20$Build-9567</meta:generator>
  </office:meta>
</office:document-meta>
</file>